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fc3ec" style:font-size-asian="12pt" style:font-size-complex="12pt"/>
    </style:style>
    <style:style style:name="P6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11fb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8.493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fc3ec" style:font-size-asian="11pt" style:font-size-complex="11pt"/>
    </style:style>
    <style:style style:name="P9" style:family="paragraph" style:parent-style-name="Standard">
      <style:text-properties style:font-name="arial" officeooo:paragraph-rsid="000fc3ec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c3ec" style:font-size-asian="10pt" style:font-size-complex="10pt"/>
    </style:style>
    <style:style style:name="P12" style:family="paragraph" style:parent-style-name="UrbanBody_20_">
      <style:text-properties style:font-name="arial"/>
    </style:style>
    <style:style style:name="P13" style:family="paragraph" style:parent-style-name="UrbanBody_20_">
      <style:text-properties style:font-name="arial" fo:font-size="11pt" style:font-size-asian="11pt" style:font-size-complex="11pt"/>
    </style:style>
    <style:style style:name="P14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5" style:family="paragraph" style:parent-style-name="UrbanBody_20_">
      <style:text-properties style:font-name="arial" fo:font-size="11pt" officeooo:paragraph-rsid="00111fb8" style:font-size-asian="11pt" style:font-size-complex="11pt"/>
    </style:style>
    <style:style style:name="P16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UrbanBody_20_"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8" style:family="paragraph" style:parent-style-name="UrbanBody_20_">
      <style:paragraph-properties fo:text-align="end" style:justify-single-word="false"/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9" style:family="paragraph" style:parent-style-name="UrbanTitle">
      <style:text-properties style:font-name="arial" style:text-underline-style="non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etter-spacing="-0.005cm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20"><text:span text:style-name="T24">do text</text:span></text:p><text:p text:style-name="P20"><text:span text:style-name="T2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9">Demande irrecevable</text:p>
      <text:p text:style-name="P12"/>
      <text:p text:style-name="P13"><office:annotation><dc:creator>Gauthier Bastien</dc:creator><dc:date>2011-01-13T14:56:41</dc:date><text:p text:style-name="P20"><text:span text:style-name="T28">do text</text:span></text:p><text:p text:style-name="P20"><text:span text:style-name="T28">from document(at=reference, format='odt')</text:span></text:p></office:annotation>Import depuis reference.odt</text:p>
      <text:p text:style-name="P13"/>
      <text:p text:style-name="P13"><office:annotation><dc:creator>Gauthier Bastien</dc:creator><dc:date>2011-02-16T16:12:24</dc:date><text:p text:style-name="P20"><text:span text:style-name="T27">do text if len(self.getApplicants()) &gt; 1</text:span></text:p></office:annotation><text:span text:style-name="T8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8">Demandeur :</text:span> <text:text-input text:description="Demandeurs">self.getApplicantsSignaletic()</text:text-input></text:p>
      <text:p text:style-name="P13"><text:span text:style-name="T8">Objet :</text:span> <text:text-input text:description="Objet des travaux">self.getLicenceSubject()</text:text-input></text:p>
      <text:p text:style-name="P13"><text:span text:style-name="T8">Situation :</text:span> <text:text-input text:description="Situation des travaux">self.getWorkLocationSignaletic()</text:text-input></text:p>
      <text:p text:style-name="P13"/>
      <text:p text:style-name="P13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3">Conformément à <text:span text:style-name="T9">l’article 14§3 du décret du 11 mars 1999 relatif au permis d’environnement, votre déclaration du <text:s/></text:span><text:span text:style-name="T9"><text:text-input text:description="Evénement-Date de réception">tool.formatDate(urbanEventObj.getReceiptDate())</text:text-input></text:span><text:span text:style-name="T9"><text:s/>est irrecevable pour les motifs suivants :</text:span></text:p>
      <text:section text:style-name="Sect1" text:name="Section1">
        <text:p text:style-name="P13"><office:annotation><dc:creator>Simon Delcourt</dc:creator><dc:date>2012-11-13T11:17:49</dc:date><text:p text:style-name="P20"><text:span text:style-name="T25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2029813941" text:style-name="L1">
          <text:list-item>
            <text:p text:style-name="P14"><office:annotation><dc:creator>Simon Delcourt</dc:creator><dc:date>2012-11-13T11:17:49</dc:date><text:p text:style-name="P20"><text:span text:style-name="T25">do section for part in self.getValuesForTemplate('missingParts')</text:span></text:p></office:annotation><text:text-input text:description="Titre du demandeur">part</text:text-input></text:p>
          </text:list-item>
        </text:list>
      </text:section>
      <text:p text:style-name="P13"/>
      <text:p text:style-name="P13"><field:fieldmark-start text:name="__Fieldmark__1926_729111750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P13"><field:fieldmark-start text:name="__Fieldmark__1931_729111750" field:type="vnd.oasis.opendocument.field.UNHANDLED"><field:param field:name="vnd.oasis.opendocument.field.code" field:value=" IF "/><field:param field:name="vnd.oasis.opendocument.field.id" field:value="7"/></field:fieldmark-start><field:fieldmark-end/>Pour tous renseignements complémentaires vous pouvez contacter le service de l’urbanisme.</text:p>
      <text:p text:style-name="P13"/>
      <text:p text:style-name="P15">Veuillez 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l'assurance de notre parfaite considération.</text:p>
      <text:p text:style-name="P13"/>
      <text:p text:style-name="P7"><text:s/>Le Chef de Bureau- Eco-Conseillère,</text:p>
      <text:p text:style-name="P16"/>
      <text:p text:style-name="P16"/>
      <text:p text:style-name="P17"><text:s/><text:tab/><text:tab/><text:tab/><text:tab/><text:tab/><text:tab/><text:tab/><text:tab/> <text:s text:c="3"/></text:p>
      <text:p text:style-name="P18"><text:s/>Nom du chef de Bureau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2:35.959634719</dc:date>
    <dc:language>fr-FR</dc:language>
    <meta:editing-cycles>75</meta:editing-cycles>
    <meta:editing-duration>P1DT7H32M49S</meta:editing-duration>
    <meta:document-statistic meta:table-count="1" meta:image-count="0" meta:object-count="0" meta:page-count="1" meta:paragraph-count="20" meta:word-count="117" meta:character-count="995" meta:non-whitespace-character-count="904"/>
    <meta:user-defined meta:name="Info 1"/>
    <meta:user-defined meta:name="Info 2"/>
    <meta:user-defined meta:name="Info 3"/>
    <meta:user-defined meta:name="Info 4"/>
  </office:meta>
</office:document-meta>
</file>